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Arial" svg:font-family="Arial"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5.849cm" fo:margin-left="0.025cm" fo:margin-top="0cm" fo:margin-bottom="0cm" table:align="left" style:writing-mode="lr-tb"/>
    </style:style>
    <style:style style:name="Таблица1.A" style:family="table-column">
      <style:table-column-properties style:column-width="8.068cm"/>
    </style:style>
    <style:style style:name="Таблица1.B" style:family="table-column">
      <style:table-column-properties style:column-width="7.781cm"/>
    </style:style>
    <style:style style:name="Таблица1.1" style:family="table-row">
      <style:table-row-properties style:min-row-height="0.039cm" style:keep-together="true" fo:keep-together="auto"/>
    </style:style>
    <style:style style:name="Таблица1.A1" style:family="table-cell">
      <style:table-cell-properties fo:background-color="#d9d9d9" fo:padding-left="0.15cm" fo:padding-right="0.15cm" fo:padding-top="0.101cm" fo:padding-bottom="0.101cm" fo:border="0.018cm solid #00000a">
        <style:background-image/>
      </style:table-cell-properties>
    </style:style>
    <style:style style:name="Таблица1.2" style:family="table-row">
      <style:table-row-properties style:min-row-height="1.104cm" style:keep-together="true" fo:keep-together="auto"/>
    </style:style>
    <style:style style:name="Таблица1.A2" style:family="table-cell">
      <style:table-cell-properties fo:padding-left="0.15cm" fo:padding-right="0.15cm" fo:padding-top="0.101cm" fo:padding-bottom="0.101cm" fo:border="0.018cm solid #00000a"/>
    </style:style>
    <style:style style:name="P1" style:family="paragraph" style:parent-style-name="Standard">
      <style:paragraph-properties fo:margin-top="0cm" fo:margin-bottom="0cm" fo:line-height="100%"/>
      <style:text-properties fo:language="en" fo:country="US"/>
    </style:style>
    <style:style style:name="P2" style:family="paragraph" style:parent-style-name="Standard">
      <style:paragraph-properties fo:margin-top="0cm" fo:margin-bottom="0cm" fo:line-height="0.176cm" fo:text-align="justify" style:justify-single-word="false"/>
      <style:text-properties fo:language="en" fo:country="US" style:language-asian="ja" style:country-asian="JP"/>
    </style:style>
    <style:style style:name="P3" style:family="paragraph" style:parent-style-name="Standard">
      <style:text-properties fo:language="en" fo:country="US"/>
    </style:style>
    <style:style style:name="P4" style:family="paragraph" style:parent-style-name="Standard">
      <style:paragraph-properties fo:margin-top="0cm" fo:margin-bottom="0cm" fo:line-height="100%"/>
      <style:text-properties fo:language="en" fo:country="US"/>
    </style:style>
    <style:style style:name="P5" style:family="paragraph" style:parent-style-name="Standard">
      <style:paragraph-properties fo:margin-top="0cm" fo:margin-bottom="0cm" fo:line-height="100%" fo:text-align="justify" style:justify-single-word="false"/>
      <style:text-properties fo:language="en" fo:country="US"/>
    </style:style>
    <style:style style:name="P6" style:family="paragraph" style:parent-style-name="Title">
      <style:text-properties style:font-name="Calibri" style:font-weight-complex="normal"/>
    </style:style>
    <style:style style:name="P7" style:family="paragraph" style:parent-style-name="Heading_20_1" style:master-page-name="Standard">
      <style:paragraph-properties style:page-number="auto"/>
      <style:text-properties fo:language="en" fo:country="US"/>
    </style:style>
    <style:style style:name="P8" style:family="paragraph" style:parent-style-name="Heading_20_3">
      <style:text-properties fo:language="en" fo:country="US"/>
    </style:style>
    <style:style style:name="P9" style:family="paragraph" style:parent-style-name="List_20_Paragraph" style:list-style-name="WWNum49"/>
    <style:style style:name="P10" style:family="paragraph" style:parent-style-name="List_20_Paragraph" style:list-style-name="WWNum49">
      <style:text-properties fo:language="en" fo:country="US" fo:font-weight="bold" style:font-weight-asian="bold"/>
    </style:style>
    <style:style style:name="P11" style:family="paragraph" style:parent-style-name="List_20_Paragraph" style:list-style-name="WWNum47">
      <style:text-properties fo:language="en" fo:country="US" fo:font-weight="bold" style:font-weight-asian="bold"/>
    </style:style>
    <style:style style:name="P12" style:family="paragraph" style:parent-style-name="List_20_Paragraph" style:list-style-name="WWNum47">
      <style:text-properties fo:language="en" fo:country="US"/>
    </style:style>
    <style:style style:name="P13" style:family="paragraph" style:parent-style-name="List_20_Paragraph" style:list-style-name="WWNum43">
      <style:text-properties fo:language="en" fo:country="US"/>
    </style:style>
    <style:style style:name="P14" style:family="paragraph" style:parent-style-name="List_20_Paragraph" style:list-style-name="WWNum44">
      <style:text-properties fo:language="en" fo:country="US"/>
    </style:style>
    <style:style style:name="P15" style:family="paragraph" style:parent-style-name="List_20_Paragraph" style:list-style-name="WWNum45">
      <style:text-properties fo:language="en" fo:country="US"/>
    </style:style>
    <style:style style:name="P16" style:family="paragraph" style:parent-style-name="List_20_Paragraph" style:list-style-name="WWNum45">
      <style:text-properties fo:language="en" fo:country="US" style:font-name-asian="MS Mincho" style:language-asian="ja" style:country-asian="JP"/>
    </style:style>
    <style:style style:name="P17" style:family="paragraph" style:parent-style-name="List_20_Paragraph" style:list-style-name="WWNum47"/>
    <style:style style:name="P18" style:family="paragraph" style:parent-style-name="List_20_Paragraph" style:list-style-name="WWNum43"/>
    <style:style style:name="P19" style:family="paragraph" style:parent-style-name="List_20_Paragraph" style:list-style-name="WWNum45"/>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style:text-position="super 58%"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37646213412243620" text:style-name="Outline">
        <text:list-item>
          <text:h text:style-name="P7" text:outline-level="1">OOP Advanced Sample Exam – Lambda Core</text:h>
        </text:list-item>
      </text:list>
      <text:p text:style-name="P3">You have been given a partition of the code architecture of the software that controls the functionality of Lambda Core – a super, high-tech, nuclear power plant. The code you have been given, however, is broken and poorly written. You will have to refactor and fix it before you can begin your main work, which is completing the code so that it could define the full functionality of Lambda Core.</text:p>
      <text:list xml:id="list22504137" text:continue-numbering="true" text:style-name="Outline">
        <text:list-item>
          <text:list>
            <text:list-item>
              <text:list>
                <text:list-item>
                  <text:h text:style-name="P8" text:outline-level="3">Overview</text:h>
                </text:list-item>
              </text:list>
            </text:list-item>
          </text:list>
        </text:list-item>
      </text:list>
      <text:p text:style-name="P3">Lambda Core’s functionality is not that complex. Lambda Core supports the addition and removal of cores, which drive the main logic of the power plant. The cores hold fragments – each fragment has its own role in the power plant logic. </text:p>
      <text:p text:style-name="Standard"><text:span text:style-name="T1">When adding cores, each new core has its own unique name, which is a </text:span><text:span text:style-name="T2">capital letter</text:span><text:span text:style-name="T1"> from the English Alphabet. The first core is given the letter </text:span><text:span text:style-name="T2">“A”</text:span><text:span text:style-name="T1"> and every core created </text:span><text:span text:style-name="T2">after that</text:span><text:span text:style-name="T1">, is given </text:span><text:span text:style-name="T2">the letter following</text:span><text:span text:style-name="T1"> that of </text:span><text:span text:style-name="T2">the one before</text:span><text:span text:style-name="T1"> it.</text:span></text:p>
      <text:p text:style-name="Standard"><text:span text:style-name="T1">A core has a </text:span><text:span text:style-name="T2">type</text:span><text:span text:style-name="T1">, </text:span><text:span text:style-name="T2">durability</text:span>, <text:span text:style-name="T1">and several </text:span><text:span text:style-name="T2">fragments</text:span><text:span text:style-name="T1">. Each fragment </text:span><text:span text:style-name="T2">affects the pressure</text:span><text:span text:style-name="T1"> on the core, somehow. There are fragments which </text:span><text:span text:style-name="T2">increase</text:span><text:span text:style-name="T1"> the pressure and there are such which </text:span><text:span text:style-name="T2">decrease</text:span><text:span text:style-name="T1"> it. When the pressure is </text:span><text:span text:style-name="T2">above 0 </text:span><text:span text:style-name="T1">it starts </text:span><text:span text:style-name="T2">decreasing</text:span><text:span text:style-name="T1"> the </text:span><text:span text:style-name="T2">core’s durability</text:span><text:span text:style-name="T1">. When that happens, the core enters</text:span><text:span text:style-name="T2"> critical state</text:span><text:span text:style-name="T1">. When fragments are detached, the </text:span><text:span text:style-name="T2">pressure on the core lowers</text:span><text:span text:style-name="T1">, which means that the core’s durability </text:span><text:span text:style-name="T2">increases</text:span><text:span text:style-name="T1"> again. Note that the durability of the cores should </text:span><text:span text:style-name="T2">never fall below zero</text:span><text:span text:style-name="T1">.</text:span></text:p>
      <text:p text:style-name="Standard"><text:span text:style-name="T1">Fragments have a </text:span><text:span text:style-name="T2">name, type </text:span><text:span text:style-name="T1">and </text:span><text:span text:style-name="T2">pressure affection</text:span><text:span text:style-name="T1">. The pressure affection depends on the type of the fragment.</text:span></text:p>
      <text:list xml:id="list22526313" text:continue-numbering="true" text:style-name="Outline">
        <text:list-item>
          <text:list>
            <text:list-item>
              <text:list>
                <text:list-item>
                  <text:h text:style-name="P8" text:outline-level="3">Models</text:h>
                </text:list-item>
              </text:list>
            </text:list-item>
          </text:list>
        </text:list-item>
      </text:list>
      <text:p text:style-name="P3">There are mainly two types of Cores and two types of Fragments. The Cores are:</text:p>
      <text:list xml:id="list4864159163058220722" text:style-name="WWNum49">
        <text:list-item>
          <text:p text:style-name="P10">SystemCore</text:p>
          <text:list>
            <text:list-item>
              <text:p text:style-name="P9"><text:span text:style-name="T1">A basic core with </text:span><text:span text:style-name="T2">durability, </text:span><text:span text:style-name="T1">equal to the given from the input.</text:span></text:p>
            </text:list-item>
          </text:list>
        </text:list-item>
        <text:list-item>
          <text:p text:style-name="P10">ParaCore</text:p>
          <text:list>
            <text:list-item>
              <text:p text:style-name="P9"><text:span text:style-name="T1">A core with </text:span><text:span text:style-name="T2">durability</text:span><text:span text:style-name="T1">, equal to the given from the input, </text:span><text:span text:style-name="T2">divided by 3</text:span><text:span text:style-name="T1">.</text:span></text:p>
            </text:list-item>
          </text:list>
        </text:list-item>
      </text:list>
      <text:p text:style-name="P3">The two types of Fragments are:</text:p>
      <text:list xml:id="list22496468" text:continue-numbering="true" text:style-name="WWNum49">
        <text:list-item>
          <text:p text:style-name="P10">NuclearFragment</text:p>
          <text:list>
            <text:list-item>
              <text:p text:style-name="P9"><text:span text:style-name="T1">A fragment with </text:span><text:span text:style-name="T2">pressure</text:span><text:span text:style-name="T1"> </text:span><text:span text:style-name="T2">affection</text:span><text:span text:style-name="T1">, equal to the given from the input, </text:span><text:span text:style-name="T2">multiplied by 2</text:span><text:span text:style-name="T1">.</text:span></text:p>
            </text:list-item>
            <text:list-item>
              <text:p text:style-name="P9"><text:span text:style-name="T2">Increases</text:span><text:span text:style-name="T1"> the pressure </text:span><text:span text:style-name="T2">on the core</text:span><text:span text:style-name="T1"> by the </text:span><text:span text:style-name="T2">value</text:span><text:span text:style-name="T1"> of its </text:span><text:span text:style-name="T2">pressure affection</text:span><text:span text:style-name="T1">.</text:span></text:p>
            </text:list-item>
          </text:list>
        </text:list-item>
        <text:list-item>
          <text:p text:style-name="P10">CoolingFragment</text:p>
          <text:list>
            <text:list-item>
              <text:p text:style-name="P9"><text:span text:style-name="T1">A fragment with </text:span><text:span text:style-name="T2">pressure affection</text:span><text:span text:style-name="T1">, equal to the given from the input, </text:span><text:span text:style-name="T2">multiplied by 3</text:span><text:span text:style-name="T1">.</text:span></text:p>
            </text:list-item>
            <text:list-item>
              <text:p text:style-name="P9"><text:span text:style-name="T2">Decreases </text:span><text:span text:style-name="T1">the pressure </text:span><text:span text:style-name="T2">on the core</text:span><text:span text:style-name="T1"> by the </text:span><text:span text:style-name="T2">value</text:span><text:span text:style-name="T1"> of its </text:span><text:span text:style-name="T2">pressure affection</text:span><text:span text:style-name="T1">.</text:span></text:p>
            </text:list-item>
          </text:list>
        </text:list-item>
      </text:list>
      <text:list xml:id="list22502890" text:continue-list="list22526313" text:style-name="Outline">
        <text:list-item>
          <text:list>
            <text:list-item>
              <text:list>
                <text:list-item>
                  <text:h text:style-name="P8" text:outline-level="3"><text:soft-page-break/>Commands</text:h>
                </text:list-item>
              </text:list>
            </text:list-item>
          </text:list>
        </text:list-item>
      </text:list>
      <text:list xml:id="list6129878081590115632" text:style-name="WWNum47">
        <text:list-item>
          <text:p text:style-name="P11">CreateCore:@type@durability</text:p>
          <text:list>
            <text:list-item>
              <text:p text:style-name="P17"><text:span text:style-name="T1">Creates a core with the </text:span><text:span text:style-name="T2">given</text:span><text:span text:style-name="T1"> </text:span><text:span text:style-name="T2">type</text:span><text:span text:style-name="T1"> and </text:span><text:span text:style-name="T2">given</text:span><text:span text:style-name="T1"> </text:span><text:span text:style-name="T2">durability</text:span><text:span text:style-name="T1">, and adds it to the power plant.</text:span></text:p>
            </text:list-item>
            <text:list-item>
              <text:p text:style-name="P17"><text:span text:style-name="T1">The </text:span><text:span text:style-name="T2">type</text:span><text:span text:style-name="T1"> needs to be either </text:span><text:span text:style-name="T2">“System”</text:span><text:span text:style-name="T1">or </text:span><text:span text:style-name="T2">“Para”</text:span><text:span text:style-name="T1">, otherwise the command should fail.</text:span></text:p>
            </text:list-item>
            <text:list-item>
              <text:p text:style-name="P17"><text:span text:style-name="T1">The </text:span><text:span text:style-name="T2">GIVEN durability</text:span><text:span text:style-name="T1"> needs to be </text:span><text:span text:style-name="T2">positive</text:span><text:span text:style-name="T1"> (or zero), otherwise the command should fail.</text:span></text:p>
            </text:list-item>
            <text:list-item>
              <text:p text:style-name="P17"><text:span text:style-name="T1">In case of success, the command should print a message </text:span><text:span text:style-name="T2">“Successfully created Core {coreName}!”.</text:span></text:p>
            </text:list-item>
            <text:list-item>
              <text:p text:style-name="P17"><text:span text:style-name="T1">In case of failure, the command should print a message </text:span><text:span text:style-name="T2">“Failed to create Core!”.</text:span></text:p>
            </text:list-item>
          </text:list>
        </text:list-item>
        <text:list-item>
          <text:p text:style-name="P11">RemoveCore:@name</text:p>
          <text:list>
            <text:list-item>
              <text:p text:style-name="P17"><text:span text:style-name="T1">Removes the core with the </text:span><text:span text:style-name="T2">given name</text:span><text:span text:style-name="T1"> from the power plant.</text:span></text:p>
            </text:list-item>
            <text:list-item>
              <text:p text:style-name="P17"><text:span text:style-name="T1">If there is </text:span><text:span text:style-name="T2">no such</text:span><text:span text:style-name="T1"> core, with the </text:span><text:span text:style-name="T2">given name</text:span><text:span text:style-name="T1">, the command should fail.</text:span></text:p>
            </text:list-item>
            <text:list-item>
              <text:p text:style-name="P17"><text:span text:style-name="T1">In case of success, the command should print a message </text:span><text:span text:style-name="T2">“Successfully removed Core {coreName}!”.</text:span></text:p>
            </text:list-item>
            <text:list-item>
              <text:p text:style-name="P17"><text:span text:style-name="T1">In case of failure, the command should print a message </text:span><text:span text:style-name="T2">“Failed to remove Core {coreName}!”.</text:span></text:p>
            </text:list-item>
          </text:list>
        </text:list-item>
        <text:list-item>
          <text:p text:style-name="P11">SelectCore:@name</text:p>
          <text:list>
            <text:list-item>
              <text:p text:style-name="P17"><text:span text:style-name="T1">Selects the core with the </text:span><text:span text:style-name="T2">given name</text:span><text:span text:style-name="T1">, and </text:span><text:span text:style-name="T2">all fragment attachment commands</text:span><text:span text:style-name="T1"> will be performed on the </text:span><text:span text:style-name="T2">currently selected core</text:span><text:span text:style-name="T1">.</text:span></text:p>
            </text:list-item>
            <text:list-item>
              <text:p text:style-name="P17"><text:span text:style-name="T1">If there is </text:span><text:span text:style-name="T2">no such</text:span><text:span text:style-name="T1"> core, with the </text:span><text:span text:style-name="T2">given name</text:span><text:span text:style-name="T1">, the command should fail.</text:span></text:p>
            </text:list-item>
            <text:list-item>
              <text:p text:style-name="P17"><text:span text:style-name="T1">In case of success, the command should print a message </text:span><text:span text:style-name="T2">“Currently selected Core {coreName}!”.</text:span></text:p>
            </text:list-item>
            <text:list-item>
              <text:p text:style-name="P17"><text:span text:style-name="T1">In case of failure, the command should print a message </text:span><text:span text:style-name="T2">“Failed to select Core {coreName}!”.</text:span></text:p>
            </text:list-item>
          </text:list>
        </text:list-item>
        <text:list-item>
          <text:p text:style-name="P11">AttachFragment:@type@name@pressureAffection</text:p>
          <text:list>
            <text:list-item>
              <text:p text:style-name="P17"><text:span text:style-name="T1">Creates a fragment with the </text:span><text:span text:style-name="T2">given name</text:span><text:span text:style-name="T1"> and </text:span><text:span text:style-name="T2">pressure affections</text:span><text:span text:style-name="T1"> and attaches it to the </text:span><text:span text:style-name="T2">currently selected core</text:span><text:span text:style-name="T1">.</text:span></text:p>
            </text:list-item>
            <text:list-item>
              <text:p text:style-name="P17"><text:span text:style-name="T1">The </text:span><text:span text:style-name="T2">type</text:span><text:span text:style-name="T1"> needs to be either </text:span><text:span text:style-name="T2">“Nuclear”</text:span><text:span text:style-name="T1">or </text:span><text:span text:style-name="T2">“Cooling”</text:span><text:span text:style-name="T1">, otherwise the command should fail.</text:span></text:p>
            </text:list-item>
            <text:list-item>
              <text:p text:style-name="P17"><text:span text:style-name="T1">The </text:span><text:span text:style-name="T2">GIVEN pressure affection </text:span><text:span text:style-name="T1">needs to be </text:span><text:span text:style-name="T2">positive</text:span><text:span text:style-name="T1"> (or zero), otherwise the command should fail.</text:span></text:p>
            </text:list-item>
            <text:list-item>
              <text:p text:style-name="P17"><text:span text:style-name="T1">If there is </text:span><text:span text:style-name="T2">NO currently selected core</text:span><text:span text:style-name="T1">, the command should fail.</text:span></text:p>
            </text:list-item>
            <text:list-item>
              <text:p text:style-name="P17"><text:span text:style-name="T1">In case of success, the command should print a message </text:span><text:span text:style-name="T2">“Successfully attached Fragment {coreName} to Core {currentlySelectedCore}!”.</text:span></text:p>
            </text:list-item>
            <text:list-item>
              <text:p text:style-name="P17"><text:span text:style-name="T1">In case of failure, the command should print a message </text:span><text:span text:style-name="T2">“Failed to attach Fragment {fragmentName}!”.</text:span></text:p>
            </text:list-item>
          </text:list>
        </text:list-item>
        <text:list-item>
          <text:p text:style-name="P11">DetachFragment:</text:p>
          <text:list>
            <text:list-item>
              <text:p text:style-name="P17"><text:span text:style-name="T1">Detaches the last fragment</text:span><text:span text:style-name="T1"> form the </text:span><text:span text:style-name="T2">currently selected core</text:span><text:span text:style-name="T1">.</text:span></text:p>
            </text:list-item>
            <text:list-item>
              <text:p text:style-name="P17"><text:span text:style-name="T1">If there is </text:span><text:span text:style-name="T2">no such</text:span><text:span text:style-name="T1"> fragment, with the </text:span><text:span text:style-name="T2">given name</text:span><text:span text:style-name="T1">, the command should fail.</text:span></text:p>
            </text:list-item>
            <text:list-item>
              <text:p text:style-name="P17"><text:span text:style-name="T1">If there is </text:span><text:span text:style-name="T2">NO currently selected core</text:span><text:span text:style-name="T1">, the command should fail.</text:span></text:p>
            </text:list-item>
            <text:list-item>
              <text:p text:style-name="P17"><text:soft-page-break/><text:span text:style-name="T1">In case of success, the command should print a message </text:span><text:span text:style-name="T2">“Successfully detached Fragment {fragmentName} from Core {coreName}!”.</text:span></text:p>
            </text:list-item>
            <text:list-item>
              <text:p text:style-name="P17"><text:span text:style-name="T1">In case of failure, the command should print a message </text:span><text:span text:style-name="T2">“Failed to detach Fragment {fragmentName}!”.</text:span></text:p>
            </text:list-item>
          </text:list>
        </text:list-item>
        <text:list-item>
          <text:p text:style-name="P11">Status:</text:p>
          <text:list>
            <text:list-item>
              <text:p text:style-name="P12">Prints status information about the Power plant.</text:p>
            </text:list-item>
            <text:list-item>
              <text:p text:style-name="P12">The information should be in the following format:</text:p>
            </text:list-item>
            <text:list-item>
              <text:p text:style-name="P11">“Lambda Core Power Plant Status: </text:p>
            </text:list-item>
            <text:list-item>
              <text:p text:style-name="P11"><text:s text:c="2"/>Total Durability: {totalDurability}</text:p>
            </text:list-item>
            <text:list-item>
              <text:p text:style-name="P11"><text:s text:c="2"/>Total Cores: {countOfCores}</text:p>
            </text:list-item>
            <text:list-item>
              <text:p text:style-name="P11"><text:s text:c="2"/>Total Fragments: {countOfAllFragments}</text:p>
            </text:list-item>
            <text:list-item>
              <text:p text:style-name="P11"><text:s text:c="2"/>Core {coreName}:</text:p>
            </text:list-item>
            <text:list-item>
              <text:p text:style-name="P11"><text:s text:c="2"/>####Durability: {currentDurability}</text:p>
            </text:list-item>
            <text:list-item>
              <text:p text:style-name="P11"><text:s text:c="2"/>####Status:{NORMAL / CRITICAL}</text:p>
            </text:list-item>
            <text:list-item>
              <text:p text:style-name="P11"><text:s text:c="2"/>Core {coreName}:”</text:p>
            </text:list-item>
            <text:list-item>
              <text:p text:style-name="P12"><text:s text:c="2"/>…</text:p>
            </text:list-item>
          </text:list>
        </text:list-item>
      </text:list>
      <text:p text:style-name="Standard"><text:span text:style-name="T1">The input sequence ends when the command </text:span><text:span text:style-name="T2">“System Shutdown!”</text:span><text:span text:style-name="T1"> is entered. The parameters are </text:span><text:span text:style-name="T2">not annotations</text:span><text:span text:style-name="T1">. </text:span></text:p>
      <text:list xml:id="list22504727" text:continue-list="list22502890" text:style-name="Outline">
        <text:list-item>
          <text:list>
            <text:list-item>
              <text:list>
                <text:list-item>
                  <text:h text:style-name="P8" text:outline-level="3">Input</text:h>
                </text:list-item>
              </text:list>
            </text:list-item>
          </text:list>
        </text:list-item>
      </text:list>
      <text:list xml:id="list3023911899255621693" text:style-name="WWNum43">
        <text:list-item>
          <text:p text:style-name="P13">The input will consist only of the commands specified above.</text:p>
        </text:list-item>
        <text:list-item>
          <text:p text:style-name="P18"><text:span text:style-name="T1">The input ends when the command </text:span><text:span text:style-name="T2">“System Shutdown!”</text:span><text:span text:style-name="T1"> is entered.</text:span></text:p>
        </text:list-item>
      </text:list>
      <text:list xml:id="list22514431" text:continue-list="list22504727" text:style-name="Outline">
        <text:list-item>
          <text:list>
            <text:list-item>
              <text:list>
                <text:list-item>
                  <text:h text:style-name="P8" text:outline-level="3">Output</text:h>
                </text:list-item>
              </text:list>
            </text:list-item>
          </text:list>
        </text:list-item>
      </text:list>
      <text:list xml:id="list2620358627208505317" text:style-name="WWNum44">
        <text:list-item>
          <text:p text:style-name="P14">As output you must print only the messages that are specified in the Commands section above. </text:p>
        </text:list-item>
      </text:list>
      <text:list xml:id="list22515451" text:continue-list="list22514431" text:style-name="Outline">
        <text:list-item>
          <text:list>
            <text:list-item>
              <text:list>
                <text:list-item>
                  <text:h text:style-name="P8" text:outline-level="3">Constraints</text:h>
                </text:list-item>
              </text:list>
            </text:list-item>
          </text:list>
        </text:list-item>
      </text:list>
      <text:list xml:id="list6771864412469233279" text:style-name="WWNum45">
        <text:list-item>
          <text:p text:style-name="P19"><text:span text:style-name="T1">The durability of the cores and the pressure affection of the fragments are integers in range [0, 2</text:span><text:span text:style-name="T3">31</text:span><text:span text:style-name="T1">- 1].</text:span></text:p>
        </text:list-item>
        <text:list-item>
          <text:p text:style-name="P19"><text:span text:style-name="T1">There will be a </text:span><text:span text:style-name="T2">maximum</text:span><text:span text:style-name="T1"> of </text:span><text:span text:style-name="T2">26 </text:span><text:span text:style-name="T1">cores, </text:span><text:span text:style-name="T2">created</text:span><text:span text:style-name="T1"> from the </text:span><text:span text:style-name="T2">input</text:span><text:span text:style-name="T1">.</text:span></text:p>
        </text:list-item>
        <text:list-item>
          <text:p text:style-name="P15">The names of the fragments will be strings.</text:p>
        </text:list-item>
        <text:list-item>
          <text:p text:style-name="P15">The input will always be in the format specified above.</text:p>
        </text:list-item>
        <text:list-item>
          <text:p text:style-name="P16">Allowed time/memory: 100ms/16MB.</text:p>
        </text:list-item>
      </text:list>
      <text:list xml:id="list22506013" text:continue-list="list22515451" text:style-name="Outline">
        <text:list-item>
          <text:list>
            <text:list-item>
              <text:list>
                <text:list-item>
                  <text:h text:style-name="P8" text:outline-level="3"><text:soft-page-break/>Examples</text:h>
                </text:list-item>
              </text:list>
            </text:list-item>
          </text:list>
        </text:list-item>
      </text:list>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Input</text:p>
          </table:table-cell>
          <table:table-cell table:style-name="Таблица1.A1" office:value-type="string">
            <text:p text:style-name="P6">Output</text:p>
          </table:table-cell>
        </table:table-row>
        <table:table-row table:style-name="Таблица1.2">
          <table:table-cell table:style-name="Таблица1.A2" office:value-type="string">
            <text:p text:style-name="P1">CreateCore:@System@2000</text:p>
            <text:p text:style-name="P1">CreateCore:@System@1000</text:p>
            <text:p text:style-name="P1">AttachFragment:@Cooling@A32@100</text:p>
            <text:p text:style-name="P1">SelectCore:@A</text:p>
            <text:p text:style-name="P1">AttachFragment:@Cooling@A64@200</text:p>
            <text:p text:style-name="P1">AttachFragment:@Cooling@A72@300</text:p>
            <text:p text:style-name="P1">Status:</text:p>
            <text:p text:style-name="P1">SelectCore:@B</text:p>
            <text:p text:style-name="P1">AttachFragment:@Nuclear@B12@250</text:p>
            <text:p text:style-name="P1">Status:</text:p>
            <text:p text:style-name="P1">System Shutdown!</text:p>
            <text:p text:style-name="P1"/>
          </table:table-cell>
          <table:table-cell table:style-name="Таблица1.A2" office:value-type="string">
            <text:p text:style-name="P5">Successfully created Core A!</text:p>
            <text:p text:style-name="P5">Successfully created Core B!</text:p>
            <text:p text:style-name="P5">Failed to attach Fragment A32!</text:p>
            <text:p text:style-name="P5">Currently selected Core A!</text:p>
            <text:p text:style-name="P5">Successfully attached Fragment A64 to Core A!</text:p>
            <text:p text:style-name="P5">Successfully attached Fragment A72 to Core A!</text:p>
            <text:p text:style-name="P5">Lambda Core Power Plant Status</text:p>
            <text:p text:style-name="P5">Total Durability: 3000</text:p>
            <text:p text:style-name="P5">Total Cores: 2</text:p>
            <text:p text:style-name="P5">Total Fragments: 2</text:p>
            <text:p text:style-name="P5">Core A:</text:p>
            <text:p text:style-name="P5">####Durability: 2000</text:p>
            <text:p text:style-name="P5">####Status: NORMAL</text:p>
            <text:p text:style-name="P5">Core B:</text:p>
            <text:p text:style-name="P5">####Durability: 1000</text:p>
            <text:p text:style-name="P5">####Status: NORMAL</text:p>
            <text:p text:style-name="P5">Currently selected Core B!</text:p>
            <text:p text:style-name="P5">Successfully attached Fragment B12 to Core B!</text:p>
            <text:p text:style-name="P5">Lambda Core Power Plant Status</text:p>
            <text:p text:style-name="P5">Total Durability: 2500</text:p>
            <text:p text:style-name="P5">Total Cores: 2</text:p>
            <text:p text:style-name="P5">Total Fragments: 3</text:p>
            <text:p text:style-name="P5">Core A:</text:p>
            <text:p text:style-name="P5">####Durability: 2000</text:p>
            <text:p text:style-name="P5">####Status: NORMAL</text:p>
            <text:p text:style-name="P5">Core B:</text:p>
            <text:p text:style-name="P5">####Durability: 500</text:p>
            <text:p text:style-name="P5">####Status: CRITICAL</text:p>
          </table:table-cell>
        </table:table-row>
      </table:table>
      <text:p text:style-name="P2"/>
      <text:p text:style-name="P2"/>
      <text:list xml:id="list22514415" text:continue-numbering="true" text:style-name="Outline">
        <text:list-item>
          <text:list>
            <text:list-item>
              <text:list>
                <text:list-item>
                  <text:h text:style-name="P8" text:outline-level="3">Use of given code</text:h>
                </text:list-item>
              </text:list>
            </text:list-item>
          </text:list>
        </text:list-item>
      </text:list>
      <text:p text:style-name="Standard"><text:span text:style-name="T1">Use the given </text:span><text:span text:style-name="T2">LStack</text:span><text:span text:style-name="T1"> for the main functionality of fragments in </text:span><text:bookmark text:name="_GoBack"/><text:span text:style-name="T1">the cores.</text:span></text:p>
      <text:list xml:id="list22518664" text:continue-numbering="true" text:style-name="Outline">
        <text:list-item>
          <text:list>
            <text:list-item>
              <text:list>
                <text:list-item>
                  <text:h text:style-name="P8" text:outline-level="3">Refactoring</text:h>
                </text:list-item>
              </text:list>
            </text:list-item>
          </text:list>
        </text:list-item>
      </text:list>
      <text:p text:style-name="P3">Refactor the code you have received, so that it follows the best practices, you’ve learned in this course. Also, refactor your own code, after writing it, so that you remove any mistakes you’ve made.</text:p>
      <text:list xml:id="list22524809" text:continue-numbering="true" text:style-name="Outline">
        <text:list-item>
          <text:list>
            <text:list-item>
              <text:list>
                <text:list-item>
                  <text:h text:style-name="P8" text:outline-level="3">Bug Fixing</text:h>
                </text:list-item>
              </text:list>
            </text:list-item>
          </text:list>
        </text:list-item>
      </text:list>
      <text:p text:style-name="P3">Fix all the bugs with the given code, and make it so that it would work with the business case.</text:p>
      <text:list xml:id="list22504787" text:continue-numbering="true" text:style-name="Outline">
        <text:list-item>
          <text:list>
            <text:list-item>
              <text:list>
                <text:list-item>
                  <text:h text:style-name="P8" text:outline-level="3"><text:soft-page-break/>Unit Testing</text:h>
                </text:list-item>
              </text:list>
            </text:list-item>
          </text:list>
        </text:list-item>
      </text:list>
      <text:p text:style-name="Standard"><text:span text:style-name="T1">Write unit tests for all the methods of the </text:span><text:span text:style-name="T2">LStack </text:span><text:span text:style-name="T1">class.</text:span></text:p>
      <text:p text:style-name="Standard"><text:span text:style-name="T1">Write unit tests for the functionality of the </text:span><text:span text:style-name="T2">Select Command</text:span><text:span text:style-name="T1">.</text:span></text:p>
      <text:p text:style-name="Standard"><text:span text:style-name="T1">Write unit tests for the </text:span><text:span text:style-name="T2">AttachFragment</text:span><text:span text:style-name="T1"> and </text:span><text:span text:style-name="T2">DetachFragment Commands</text:span><text:span text:style-name="T1">.</text:span></text:p>
      <text:list xml:id="list22519045" text:continue-numbering="true" text:style-name="Outline">
        <text:list-item>
          <text:list>
            <text:list-item>
              <text:list>
                <text:list-item>
                  <text:h text:style-name="P8" text:outline-level="3">Reflection</text:h>
                </text:list-item>
              </text:list>
            </text:list-item>
          </text:list>
        </text:list-item>
      </text:list>
      <text:p text:style-name="P3">Use reflection at least once, in your code, and make it so that it is essential to the main log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Arial" svg:font-family="Arial"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fo:language="bg" fo:country="BG"/>
    </style:style>
    <style:style style:name="Title" style:family="paragraph" style:parent-style-name="Standard" style:next-style-name="Text_20_body" style:default-outline-level="" style:list-style-name="" style:class="text">
      <style:paragraph-properties fo:margin-top="0.423cm" fo:margin-bottom="0cm" fo:line-height="100%" fo:text-align="start" style:justify-single-word="false" fo:keep-with-next="always"/>
      <style:text-properties style:font-name="Arial" fo:font-size="14pt" fo:letter-spacing="0.009cm" fo:font-weight="bold" style:letter-kerning="true" style:font-name-asian="Microsoft YaHei" style:font-size-asian="14pt" style:font-weight-asian="bold" style:font-name-complex="Tahoma1" style:font-size-complex="26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list-style-name="Outline" style:class="text">
      <style:paragraph-properties fo:margin-top="0.423cm" fo:margin-bottom="0.423cm" fo:text-align="center" style:justify-single-word="false" fo:keep-together="always" fo:keep-with-next="always"/>
      <style:text-properties fo:color="#823c0a" fo:font-size="20pt" fo:font-weight="bold" style:font-size-asian="20pt" style:font-weight-asian="bold"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635cm" fo:margin-bottom="0.529cm" fo:line-height="100%" fo:text-align="justify" style:justify-single-word="false" fo:keep-together="always" fo:keep-with-next="always"/>
      <style:text-properties fo:color="#823c0a" fo:font-size="16pt" fo:font-weight="bold" style:font-size-asian="16pt" style:font-weight-asian="bold" style:font-size-complex="16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list-style-name="">
      <style:paragraph-properties fo:margin="100%" fo:margin-left="1.27cm" fo:margin-right="0cm" fo:margin-top="0cm" fo:margin-bottom="0.282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823c0a" fo:font-size="20pt" fo:language="bg" fo:country="BG" fo:font-weight="bold" style:font-size-asian="20pt" style:font-weight-asian="bold" style:font-size-complex="16pt"/>
    </style:style>
    <style:style style:name="Heading_20_3_20_Char" style:display-name="Heading 3 Char" style:family="text" style:parent-style-name="Default_20_Paragraph_20_Font">
      <style:text-properties fo:color="#823c0a" fo:font-size="16pt" fo:language="bg" fo:country="BG" fo:font-weight="bold" style:font-size-asian="16pt" style:font-weight-asian="bold" style:font-size-complex="16pt"/>
    </style:style>
    <style:style style:name="Header_20_Char" style:display-name="Header Char" style:family="text" style:parent-style-name="Default_20_Paragraph_20_Font">
      <style:text-properties fo:language="bg" fo:country="BG"/>
    </style:style>
    <style:style style:name="Footer_20_Char" style:display-name="Footer Char" style:family="text" style:parent-style-name="Default_20_Paragraph_20_Font">
      <style:text-properties fo:language="bg" fo:country="BG"/>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style:font-name="Consolas" fo:font-size="11pt" fo:font-weight="normal" style:font-size-asian="11pt" style:font-weight-asian="normal" style:font-weight-complex="bold"/>
    </style:style>
    <style:style style:name="Balloon_20_Text_20_Char" style:display-name="Balloon Text Char" style:family="text" style:parent-style-name="Default_20_Paragraph_20_Font">
      <style:text-properties style:font-name="Tahoma" fo:font-size="8pt" fo:language="bg" fo:country="BG" style:font-size-asian="8pt" style:font-name-complex="Tahoma1"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Title_20_Char" style:display-name="Title Char" style:family="text" style:parent-style-name="Default_20_Paragraph_20_Font">
      <style:text-properties fo:letter-spacing="0.009cm" fo:language="bg" fo:country="BG" fo:font-weight="bold" style:letter-kerning="true" style:font-weight-asian="bold" style:font-size-complex="26pt"/>
    </style:style>
    <style:style style:name="ListLabel_20_1" style:display-name="ListLabel 1" style:family="text">
      <style:text-properties style:font-name-complex="Courier New1"/>
    </style:style>
    <style:style style:name="ListLabel_20_2" style:display-name="ListLabel 2" style:family="text">
      <style:text-properties style:font-name-complex="Consolas1"/>
    </style:style>
    <style:style style:name="ListLabel_20_3" style:display-name="ListLabel 3"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onsolas" style:font-style-name="Regular"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onsolas" style:font-style-name="Regular"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2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9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6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3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90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7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4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5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2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9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6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3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0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7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20.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21.5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22.8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24.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0cm" fo:margin-left="1.3cm" fo:margin-right="1.3cm" style:writing-mode="lr-tb" style:layout-grid-color="#c0c0c0" style:layout-grid-lines="45"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9cm" fo:margin-left="0cm" fo:margin-right="0cm" fo:margin-top="1.799cm"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58</meta:editing-cycles>
    <meta:creation-date>2015-10-05T14:24:00</meta:creation-date>
    <dc:date>2016-08-04T02:33:47.92</dc:date>
    <meta:editing-duration>PT8H13M4S</meta:editing-duration>
    <meta:generator>OpenOffice/4.1.0$Win32 OpenOffice.org_project/410m18$Build-9764</meta:generator>
    <meta:document-statistic meta:table-count="1" meta:image-count="0" meta:object-count="0" meta:page-count="5" meta:paragraph-count="128" meta:word-count="1165" meta:character-count="70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